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81552908D1DAC16D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81552908D1DAC16D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La resurrección</text:span></text:p>
            <text:p text:style-name="P3"><text:span text:style-name="T2">(Juan 19.38–20.18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2:10:13.583000000</dc:date>
    <meta:editing-duration>PT2H29M14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